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Frame.EP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PFrame.getLab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Frame.getObjectBou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Frame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Frame.getOff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Frame.getAnch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Frame.getDir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